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2c3e50" style:diagonal-bl-tr="none" style:diagonal-tl-br="none" style:text-align-source="fix" style:repeat-content="false" fo:wrap-option="no-wrap" fo:border="0.74pt solid #bdc3c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bdc3c7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row table:style-name="ro1">
          <table:table-cell table:style-name="ce2" office:value-type="string" calcext:value-type="string">
            <text:p>cours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 loext:blank-width-char=")1">- 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7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7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/00/0000</text:date>, <text:time style:data-style-name="N2" text:time-value="20:58:16.2973292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2T20:10:37.462590190</meta:creation-date>
    <dc:date>2026-02-22T21:04:28.000533276</dc:date>
    <meta:editing-duration>PT6M53S</meta:editing-duration>
    <meta:editing-cycles>2</meta:editing-cycles>
    <meta:generator>LibreOffice/24.2.7.2$Linux_X86_64 LibreOffice_project/420$Build-2</meta:generator>
    <meta:document-statistic meta:table-count="1" meta:cell-count="6970" meta:object-count="0"/>
  </office:meta>
</office:document-meta>
</file>